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8.493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7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26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6" table:number-columns-repeated="1009" table:default-cell-style-name="ce1"/>
        <table:table-column table:style-name="co7" table:default-cell-style-name="ce1"/>
        <table:table-column table:style-name="co8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uentas por Cobrar Comerciale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98"/>
          <table:table-cell table:style-name="ce109"/>
          <table:table-cell table:style-name="ce98"/>
          <table:table-cell table:style-name="ce117"/>
          <table:table-cell table:style-name="ce9"/>
          <table:table-cell table:style-name="ce19"/>
          <table:table-cell table:style-name="ce126"/>
          <table:table-cell table:style-name="ce12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79" office:value-type="string" office:string-value="CUENTAS POR COBRAR COMERCIALES" calcext:value-type="string">
            <text:p><text:s/>CUENTAS POR COBRAR COMERCIALES </text:p>
          </table:table-cell>
          <table:table-cell table:style-name="ce26"/>
          <table:table-cell table:style-name="ce100"/>
          <table:table-cell table:style-name="ce110"/>
          <table:table-cell table:style-name="ce101"/>
          <table:table-cell table:style-name="ce118" table:formula="of:=[.D10]+[.E10]-[.F10]" office:value-type="float" office:value="0" calcext:value-type="float">
            <text:p>0</text:p>
          </table:table-cell>
          <table:table-cell table:style-name="ce10"/>
          <table:table-cell table:style-name="ce79" office:value-type="string" office:string-value="CUENTAS POR COBRAR COMERCIALES" calcext:value-type="string">
            <text:p><text:s/>CUENTAS POR COBRAR COMERCIALES </text:p>
          </table:table-cell>
          <table:table-cell table:style-name="ce127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1" calcext:value-type="string">
            <text:p><text:s/>1.1.03.01.01 </text:p>
          </table:table-cell>
          <table:table-cell table:style-name="ce80" office:value-type="string" office:string-value="URBANIZACION VIA AL SOL" calcext:value-type="string">
            <text:p><text:s/>URBANIZACION VIA AL SOL </text:p>
          </table:table-cell>
          <table:table-cell table:style-name="ce34"/>
          <table:table-cell table:style-name="ce101" office:value-type="float" office:value="1736.54" calcext:value-type="float">
            <text:p>1,737</text:p>
          </table:table-cell>
          <table:table-cell table:style-name="ce110"/>
          <table:table-cell table:style-name="ce101"/>
          <table:table-cell table:style-name="ce118" table:formula="of:=[.D11]+[.E11]-[.F11]" office:value-type="float" office:value="1736.54" calcext:value-type="float">
            <text:p>1,737</text:p>
          </table:table-cell>
          <table:table-cell table:style-name="ce10" office:value-type="string" office:string-value="1.1.03.01.01" calcext:value-type="string">
            <text:p><text:s/>1.1.03.01.01 </text:p>
          </table:table-cell>
          <table:table-cell table:style-name="ce80" office:value-type="string" office:string-value="URBANIZACION VIA AL SOL" calcext:value-type="string">
            <text:p><text:s/>URBANIZACION VIA AL SOL </text:p>
          </table:table-cell>
          <table:table-cell table:style-name="ce101" office:value-type="float" office:value="1616.74" calcext:value-type="float">
            <text:p>1,617</text:p>
          </table:table-cell>
          <table:table-cell table:style-name="ce130" table:formula="of:=+[.G11]-[.J11]" office:value-type="float" office:value="119.8" calcext:value-type="float">
            <text:p>12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2" calcext:value-type="string">
            <text:p><text:s/>1.1.03.01.02 </text:p>
          </table:table-cell>
          <table:table-cell table:style-name="ce80" office:value-type="string" office:string-value="URBANIZACION MATICES DE SAMBORONDON" calcext:value-type="string">
            <text:p><text:s/>URBANIZACION MATICES DE SAMBORONDON </text:p>
          </table:table-cell>
          <table:table-cell table:style-name="ce34"/>
          <table:table-cell table:style-name="ce101" office:value-type="float" office:value="1993.18" calcext:value-type="float">
            <text:p>1,993</text:p>
          </table:table-cell>
          <table:table-cell table:style-name="ce110"/>
          <table:table-cell table:style-name="ce101"/>
          <table:table-cell table:style-name="ce118" table:formula="of:=[.D12]+[.E12]-[.F12]" office:value-type="float" office:value="1993.18" calcext:value-type="float">
            <text:p>1,993</text:p>
          </table:table-cell>
          <table:table-cell table:style-name="ce10" office:value-type="string" office:string-value="1.1.03.01.02" calcext:value-type="string">
            <text:p><text:s/>1.1.03.01.02 </text:p>
          </table:table-cell>
          <table:table-cell table:style-name="ce80" office:value-type="string" office:string-value="URBANIZACION MATICES DE SAMBORONDON" calcext:value-type="string">
            <text:p><text:s/>URBANIZACION MATICES DE SAMBORONDON </text:p>
          </table:table-cell>
          <table:table-cell table:style-name="ce101" office:value-type="float" office:value="1943.42" calcext:value-type="float">
            <text:p>1,943</text:p>
          </table:table-cell>
          <table:table-cell table:style-name="ce130" table:formula="of:=+[.G12]-[.J12]" office:value-type="float" office:value="49.76" calcext:value-type="float">
            <text:p>5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3" calcext:value-type="string">
            <text:p><text:s/>1.1.03.01.03 </text:p>
          </table:table-cell>
          <table:table-cell table:style-name="ce80" office:value-type="string" office:string-value="URBANIZACION VALLE ALTO" calcext:value-type="string">
            <text:p><text:s/>URBANIZACION VALLE ALTO </text:p>
          </table:table-cell>
          <table:table-cell table:style-name="ce34"/>
          <table:table-cell table:style-name="ce101" office:value-type="float" office:value="3822.59" calcext:value-type="float">
            <text:p>3,823</text:p>
          </table:table-cell>
          <table:table-cell table:style-name="ce110"/>
          <table:table-cell table:style-name="ce101"/>
          <table:table-cell table:style-name="ce118" table:formula="of:=[.D13]+[.E13]-[.F13]" office:value-type="float" office:value="3822.59" calcext:value-type="float">
            <text:p>3,823</text:p>
          </table:table-cell>
          <table:table-cell table:style-name="ce10" office:value-type="string" office:string-value="1.1.03.01.03" calcext:value-type="string">
            <text:p><text:s/>1.1.03.01.03 </text:p>
          </table:table-cell>
          <table:table-cell table:style-name="ce80" office:value-type="string" office:string-value="URBANIZACION VALLE ALTO" calcext:value-type="string">
            <text:p><text:s/>URBANIZACION VALLE ALTO </text:p>
          </table:table-cell>
          <table:table-cell table:style-name="ce101" office:value-type="float" office:value="4064.53" calcext:value-type="float">
            <text:p>4,065</text:p>
          </table:table-cell>
          <table:table-cell table:style-name="ce130" table:formula="of:=+[.G13]-[.J13]" office:value-type="float" office:value="-241.94" calcext:value-type="float">
            <text:p>-24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4" calcext:value-type="string">
            <text:p><text:s/>1.1.03.01.04 </text:p>
          </table:table-cell>
          <table:table-cell table:style-name="ce80" office:value-type="string" office:string-value="EDIFICIO PRONOBIS" calcext:value-type="string">
            <text:p><text:s/>EDIFICIO PRONOBIS </text:p>
          </table:table-cell>
          <table:table-cell table:style-name="ce34"/>
          <table:table-cell table:style-name="ce101" office:value-type="float" office:value="852.36" calcext:value-type="float">
            <text:p>852</text:p>
          </table:table-cell>
          <table:table-cell table:style-name="ce110"/>
          <table:table-cell table:style-name="ce101"/>
          <table:table-cell table:style-name="ce118" table:formula="of:=[.D14]+[.E14]-[.F14]" office:value-type="float" office:value="852.36" calcext:value-type="float">
            <text:p>852</text:p>
          </table:table-cell>
          <table:table-cell table:style-name="ce10" office:value-type="string" office:string-value="1.1.03.01.04" calcext:value-type="string">
            <text:p><text:s/>1.1.03.01.04 </text:p>
          </table:table-cell>
          <table:table-cell table:style-name="ce80" office:value-type="string" office:string-value="EDIFICIO PRONOBIS" calcext:value-type="string">
            <text:p><text:s/>EDIFICIO PRONOBIS </text:p>
          </table:table-cell>
          <table:table-cell table:style-name="ce101" office:value-type="float" office:value="833.01" calcext:value-type="float">
            <text:p>833</text:p>
          </table:table-cell>
          <table:table-cell table:style-name="ce130" table:formula="of:=+[.G14]-[.J14]" office:value-type="float" office:value="19.35" calcext:value-type="float">
            <text:p>1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5" calcext:value-type="string">
            <text:p><text:s/>1.1.03.01.05 </text:p>
          </table:table-cell>
          <table:table-cell table:style-name="ce80" office:value-type="string" office:string-value="PASCUALES" calcext:value-type="string">
            <text:p><text:s/>PASCUALES </text:p>
          </table:table-cell>
          <table:table-cell table:style-name="ce34"/>
          <table:table-cell table:style-name="ce101" office:value-type="float" office:value="1616.81" calcext:value-type="float">
            <text:p>1,617</text:p>
          </table:table-cell>
          <table:table-cell table:style-name="ce110"/>
          <table:table-cell table:style-name="ce101"/>
          <table:table-cell table:style-name="ce118" table:formula="of:=[.D15]+[.E15]-[.F15]" office:value-type="float" office:value="1616.81" calcext:value-type="float">
            <text:p>1,617</text:p>
          </table:table-cell>
          <table:table-cell table:style-name="ce10" office:value-type="string" office:string-value="1.1.03.01.05" calcext:value-type="string">
            <text:p><text:s/>1.1.03.01.05 </text:p>
          </table:table-cell>
          <table:table-cell table:style-name="ce80" office:value-type="string" office:string-value="PASCUALES" calcext:value-type="string">
            <text:p><text:s/>PASCUALES </text:p>
          </table:table-cell>
          <table:table-cell table:style-name="ce101" office:value-type="float" office:value="1722.6" calcext:value-type="float">
            <text:p>1,723</text:p>
          </table:table-cell>
          <table:table-cell table:style-name="ce130" table:formula="of:=+[.G15]-[.J15]" office:value-type="float" office:value="-105.79" calcext:value-type="float">
            <text:p>-10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6" calcext:value-type="string">
            <text:p><text:s/>1.1.03.01.06 </text:p>
          </table:table-cell>
          <table:table-cell table:style-name="ce80" office:value-type="string" office:string-value="URBANIZACION BEATA MERCEDES MOLINA" calcext:value-type="string">
            <text:p><text:s/>URBANIZACION BEATA MERCEDES MOLINA </text:p>
          </table:table-cell>
          <table:table-cell table:style-name="ce34"/>
          <table:table-cell table:style-name="ce101" office:value-type="float" office:value="71.57" calcext:value-type="float">
            <text:p>72</text:p>
          </table:table-cell>
          <table:table-cell table:style-name="ce110"/>
          <table:table-cell table:style-name="ce101"/>
          <table:table-cell table:style-name="ce118" table:formula="of:=[.D16]+[.E16]-[.F16]" office:value-type="float" office:value="71.57" calcext:value-type="float">
            <text:p>72</text:p>
          </table:table-cell>
          <table:table-cell table:style-name="ce10" office:value-type="string" office:string-value="1.1.03.01.06" calcext:value-type="string">
            <text:p><text:s/>1.1.03.01.06 </text:p>
          </table:table-cell>
          <table:table-cell table:style-name="ce80" office:value-type="string" office:string-value="URBANIZACION BEATA MERCEDES MOLINA" calcext:value-type="string">
            <text:p><text:s/>URBANIZACION BEATA MERCEDES MOLINA </text:p>
          </table:table-cell>
          <table:table-cell table:style-name="ce101" office:value-type="float" office:value="73.21" calcext:value-type="float">
            <text:p>73</text:p>
          </table:table-cell>
          <table:table-cell table:style-name="ce130" table:formula="of:=+[.G16]-[.J16]" office:value-type="float" office:value="-1.64" calcext:value-type="float">
            <text:p>-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7" calcext:value-type="string">
            <text:p><text:s/>1.1.03.01.07 </text:p>
          </table:table-cell>
          <table:table-cell table:style-name="ce80" office:value-type="string" office:string-value="EDIFICIO CENTRUM" calcext:value-type="string">
            <text:p><text:s/>EDIFICIO CENTRUM </text:p>
          </table:table-cell>
          <table:table-cell table:style-name="ce34"/>
          <table:table-cell table:style-name="ce101" office:value-type="float" office:value="13.31" calcext:value-type="float">
            <text:p>13</text:p>
          </table:table-cell>
          <table:table-cell table:style-name="ce110"/>
          <table:table-cell table:style-name="ce101"/>
          <table:table-cell table:style-name="ce118" table:formula="of:=[.D17]+[.E17]-[.F17]" office:value-type="float" office:value="13.31" calcext:value-type="float">
            <text:p>13</text:p>
          </table:table-cell>
          <table:table-cell table:style-name="ce10" office:value-type="string" office:string-value="1.1.03.01.07" calcext:value-type="string">
            <text:p><text:s/>1.1.03.01.07 </text:p>
          </table:table-cell>
          <table:table-cell table:style-name="ce80" office:value-type="string" office:string-value="EDIFICIO CENTRUM" calcext:value-type="string">
            <text:p><text:s/>EDIFICIO CENTRUM </text:p>
          </table:table-cell>
          <table:table-cell table:style-name="ce101" office:value-type="float" office:value="13.31" calcext:value-type="float">
            <text:p>13</text:p>
          </table:table-cell>
          <table:table-cell table:style-name="ce130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8" calcext:value-type="string">
            <text:p><text:s/>1.1.03.01.08 </text:p>
          </table:table-cell>
          <table:table-cell table:style-name="ce80" office:value-type="string" office:string-value="CENTRAL KENNEDY" calcext:value-type="string">
            <text:p><text:s/>CENTRAL KENNEDY </text:p>
          </table:table-cell>
          <table:table-cell table:style-name="ce34"/>
          <table:table-cell table:style-name="ce101" office:value-type="float" office:value="48152.29" calcext:value-type="float">
            <text:p>48,152</text:p>
          </table:table-cell>
          <table:table-cell table:style-name="ce110"/>
          <table:table-cell table:style-name="ce101"/>
          <table:table-cell table:style-name="ce118" table:formula="of:=[.D18]+[.E18]-[.F18]" office:value-type="float" office:value="48152.29" calcext:value-type="float">
            <text:p>48,152</text:p>
          </table:table-cell>
          <table:table-cell table:style-name="ce10" office:value-type="string" office:string-value="1.1.03.01.08" calcext:value-type="string">
            <text:p><text:s/>1.1.03.01.08 </text:p>
          </table:table-cell>
          <table:table-cell table:style-name="ce80" office:value-type="string" office:string-value="CENTRAL KENNEDY" calcext:value-type="string">
            <text:p><text:s/>CENTRAL KENNEDY </text:p>
          </table:table-cell>
          <table:table-cell table:style-name="ce101" office:value-type="float" office:value="44697.66" calcext:value-type="float">
            <text:p>44,698</text:p>
          </table:table-cell>
          <table:table-cell table:style-name="ce130" table:formula="of:=+[.G18]-[.J18]" office:value-type="float" office:value="3454.63" calcext:value-type="float">
            <text:p>3,45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09" calcext:value-type="string">
            <text:p><text:s/>1.1.03.01.09 </text:p>
          </table:table-cell>
          <table:table-cell table:style-name="ce80" office:value-type="string" office:string-value="URBANIZACION EL CARACOL" calcext:value-type="string">
            <text:p><text:s/>URBANIZACION EL CARACOL </text:p>
          </table:table-cell>
          <table:table-cell table:style-name="ce34"/>
          <table:table-cell table:style-name="ce101" office:value-type="float" office:value="992.56" calcext:value-type="float">
            <text:p>993</text:p>
          </table:table-cell>
          <table:table-cell table:style-name="ce110"/>
          <table:table-cell table:style-name="ce101"/>
          <table:table-cell table:style-name="ce118" table:formula="of:=[.D19]+[.E19]-[.F19]" office:value-type="float" office:value="992.56" calcext:value-type="float">
            <text:p>993</text:p>
          </table:table-cell>
          <table:table-cell table:style-name="ce10" office:value-type="string" office:string-value="1.1.03.01.09" calcext:value-type="string">
            <text:p><text:s/>1.1.03.01.09 </text:p>
          </table:table-cell>
          <table:table-cell table:style-name="ce80" office:value-type="string" office:string-value="URBANIZACION EL CARACOL" calcext:value-type="string">
            <text:p><text:s/>URBANIZACION EL CARACOL </text:p>
          </table:table-cell>
          <table:table-cell table:style-name="ce101" office:value-type="float" office:value="1401.1" calcext:value-type="float">
            <text:p>1,401</text:p>
          </table:table-cell>
          <table:table-cell table:style-name="ce130" table:formula="of:=+[.G19]-[.J19]" office:value-type="float" office:value="-408.54" calcext:value-type="float">
            <text:p>-40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0" calcext:value-type="string">
            <text:p><text:s/>1.1.03.01.10 </text:p>
          </table:table-cell>
          <table:table-cell table:style-name="ce80" office:value-type="string" office:string-value="URBANIZACION SAN FELIPE" calcext:value-type="string">
            <text:p><text:s/>URBANIZACION SAN FELIPE </text:p>
          </table:table-cell>
          <table:table-cell table:style-name="ce34"/>
          <table:table-cell table:style-name="ce101" office:value-type="float" office:value="565.35" calcext:value-type="float">
            <text:p>565</text:p>
          </table:table-cell>
          <table:table-cell table:style-name="ce110"/>
          <table:table-cell table:style-name="ce101"/>
          <table:table-cell table:style-name="ce118" table:formula="of:=[.D20]+[.E20]-[.F20]" office:value-type="float" office:value="565.35" calcext:value-type="float">
            <text:p>565</text:p>
          </table:table-cell>
          <table:table-cell table:style-name="ce10" office:value-type="string" office:string-value="1.1.03.01.10" calcext:value-type="string">
            <text:p><text:s/>1.1.03.01.10 </text:p>
          </table:table-cell>
          <table:table-cell table:style-name="ce80" office:value-type="string" office:string-value="URBANIZACION SAN FELIPE" calcext:value-type="string">
            <text:p><text:s/>URBANIZACION SAN FELIPE </text:p>
          </table:table-cell>
          <table:table-cell table:style-name="ce101" office:value-type="float" office:value="524.14" calcext:value-type="float">
            <text:p>524</text:p>
          </table:table-cell>
          <table:table-cell table:style-name="ce130" table:formula="of:=+[.G20]-[.J20]" office:value-type="float" office:value="41.21" calcext:value-type="float">
            <text:p>4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1" calcext:value-type="string">
            <text:p><text:s/>1.1.03.01.11 </text:p>
          </table:table-cell>
          <table:table-cell table:style-name="ce80" office:value-type="string" office:string-value="URBANIZACION VISTA SOL" calcext:value-type="string">
            <text:p><text:s/>URBANIZACION VISTA SOL </text:p>
          </table:table-cell>
          <table:table-cell table:style-name="ce34"/>
          <table:table-cell table:style-name="ce101" office:value-type="float" office:value="708.14" calcext:value-type="float">
            <text:p>708</text:p>
          </table:table-cell>
          <table:table-cell table:style-name="ce110"/>
          <table:table-cell table:style-name="ce101"/>
          <table:table-cell table:style-name="ce118" table:formula="of:=[.D21]+[.E21]-[.F21]" office:value-type="float" office:value="708.14" calcext:value-type="float">
            <text:p>708</text:p>
          </table:table-cell>
          <table:table-cell table:style-name="ce10" office:value-type="string" office:string-value="1.1.03.01.11" calcext:value-type="string">
            <text:p><text:s/>1.1.03.01.11 </text:p>
          </table:table-cell>
          <table:table-cell table:style-name="ce80" office:value-type="string" office:string-value="URBANIZACION VISTA SOL" calcext:value-type="string">
            <text:p><text:s/>URBANIZACION VISTA SOL </text:p>
          </table:table-cell>
          <table:table-cell table:style-name="ce101" office:value-type="float" office:value="776.34" calcext:value-type="float">
            <text:p>776</text:p>
          </table:table-cell>
          <table:table-cell table:style-name="ce130" table:formula="of:=+[.G21]-[.J21]" office:value-type="float" office:value="-68.2000000000001" calcext:value-type="float">
            <text:p>-6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2" calcext:value-type="string">
            <text:p><text:s/>1.1.03.01.12 </text:p>
          </table:table-cell>
          <table:table-cell table:style-name="ce80" office:value-type="string" office:string-value="URBANIZACION TERRA SOL" calcext:value-type="string">
            <text:p><text:s/>URBANIZACION TERRA SOL </text:p>
          </table:table-cell>
          <table:table-cell table:style-name="ce34"/>
          <table:table-cell table:style-name="ce101" office:value-type="float" office:value="1116.18" calcext:value-type="float">
            <text:p>1,116</text:p>
          </table:table-cell>
          <table:table-cell table:style-name="ce110"/>
          <table:table-cell table:style-name="ce101"/>
          <table:table-cell table:style-name="ce118" table:formula="of:=[.D22]+[.E22]-[.F22]" office:value-type="float" office:value="1116.18" calcext:value-type="float">
            <text:p>1,116</text:p>
          </table:table-cell>
          <table:table-cell table:style-name="ce10" office:value-type="string" office:string-value="1.1.03.01.12" calcext:value-type="string">
            <text:p><text:s/>1.1.03.01.12 </text:p>
          </table:table-cell>
          <table:table-cell table:style-name="ce80" office:value-type="string" office:string-value="URBANIZACION TERRA SOL" calcext:value-type="string">
            <text:p><text:s/>URBANIZACION TERRA SOL </text:p>
          </table:table-cell>
          <table:table-cell table:style-name="ce101" office:value-type="float" office:value="1239.52" calcext:value-type="float">
            <text:p>1,240</text:p>
          </table:table-cell>
          <table:table-cell table:style-name="ce130" table:formula="of:=+[.G22]-[.J22]" office:value-type="float" office:value="-123.34" calcext:value-type="float">
            <text:p>-12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3" calcext:value-type="string">
            <text:p><text:s/>1.1.03.01.13 </text:p>
          </table:table-cell>
          <table:table-cell table:style-name="ce80" office:value-type="string" office:string-value="URBANIZACION CAPRI" calcext:value-type="string">
            <text:p><text:s/>URBANIZACION CAPRI </text:p>
          </table:table-cell>
          <table:table-cell table:style-name="ce34"/>
          <table:table-cell table:style-name="ce101" office:value-type="float" office:value="191.46" calcext:value-type="float">
            <text:p>191</text:p>
          </table:table-cell>
          <table:table-cell table:style-name="ce110"/>
          <table:table-cell table:style-name="ce101"/>
          <table:table-cell table:style-name="ce118" table:formula="of:=[.D23]+[.E23]-[.F23]" office:value-type="float" office:value="191.46" calcext:value-type="float">
            <text:p>191</text:p>
          </table:table-cell>
          <table:table-cell table:style-name="ce10" office:value-type="string" office:string-value="1.1.03.01.13" calcext:value-type="string">
            <text:p><text:s/>1.1.03.01.13 </text:p>
          </table:table-cell>
          <table:table-cell table:style-name="ce80" office:value-type="string" office:string-value="URBANIZACION CAPRI" calcext:value-type="string">
            <text:p><text:s/>URBANIZACION CAPRI </text:p>
          </table:table-cell>
          <table:table-cell table:style-name="ce101" office:value-type="float" office:value="191.46" calcext:value-type="float">
            <text:p>191</text:p>
          </table:table-cell>
          <table:table-cell table:style-name="ce130" table:formula="of:=+[.G23]-[.J2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4" calcext:value-type="string">
            <text:p><text:s/>1.1.03.01.14 </text:p>
          </table:table-cell>
          <table:table-cell table:style-name="ce80" office:value-type="string" office:string-value="URBANIZACION PORTAL AL SOL" calcext:value-type="string">
            <text:p><text:s/>URBANIZACION PORTAL AL SOL </text:p>
          </table:table-cell>
          <table:table-cell table:style-name="ce34"/>
          <table:table-cell table:style-name="ce101" office:value-type="float" office:value="3420.83" calcext:value-type="float">
            <text:p>3,421</text:p>
          </table:table-cell>
          <table:table-cell table:style-name="ce110"/>
          <table:table-cell table:style-name="ce101"/>
          <table:table-cell table:style-name="ce118" table:formula="of:=[.D24]+[.E24]-[.F24]" office:value-type="float" office:value="3420.83" calcext:value-type="float">
            <text:p>3,421</text:p>
          </table:table-cell>
          <table:table-cell table:style-name="ce10" office:value-type="string" office:string-value="1.1.03.01.14" calcext:value-type="string">
            <text:p><text:s/>1.1.03.01.14 </text:p>
          </table:table-cell>
          <table:table-cell table:style-name="ce80" office:value-type="string" office:string-value="URBANIZACION PORTAL AL SOL" calcext:value-type="string">
            <text:p><text:s/>URBANIZACION PORTAL AL SOL </text:p>
          </table:table-cell>
          <table:table-cell table:style-name="ce101" office:value-type="float" office:value="3435.68" calcext:value-type="float">
            <text:p>3,436</text:p>
          </table:table-cell>
          <table:table-cell table:style-name="ce130" table:formula="of:=+[.G24]-[.J24]" office:value-type="float" office:value="-14.8499999999999" calcext:value-type="float">
            <text:p>-1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5" calcext:value-type="string">
            <text:p><text:s/>1.1.03.01.15 </text:p>
          </table:table-cell>
          <table:table-cell table:style-name="ce80" office:value-type="string" office:string-value="URBANIZACION LAGUNA DEL SOL" calcext:value-type="string">
            <text:p><text:s/>URBANIZACION LAGUNA DEL SOL </text:p>
          </table:table-cell>
          <table:table-cell table:style-name="ce34"/>
          <table:table-cell table:style-name="ce101" office:value-type="float" office:value="94.63" calcext:value-type="float">
            <text:p>95</text:p>
          </table:table-cell>
          <table:table-cell table:style-name="ce110"/>
          <table:table-cell table:style-name="ce101"/>
          <table:table-cell table:style-name="ce118" table:formula="of:=[.D25]+[.E25]-[.F25]" office:value-type="float" office:value="94.63" calcext:value-type="float">
            <text:p>95</text:p>
          </table:table-cell>
          <table:table-cell table:style-name="ce10" office:value-type="string" office:string-value="1.1.03.01.15" calcext:value-type="string">
            <text:p><text:s/>1.1.03.01.15 </text:p>
          </table:table-cell>
          <table:table-cell table:style-name="ce80" office:value-type="string" office:string-value="URBANIZACION LAGUNA DEL SOL" calcext:value-type="string">
            <text:p><text:s/>URBANIZACION LAGUNA DEL SOL </text:p>
          </table:table-cell>
          <table:table-cell table:style-name="ce101" office:value-type="float" office:value="102.66" calcext:value-type="float">
            <text:p>103</text:p>
          </table:table-cell>
          <table:table-cell table:style-name="ce130" table:formula="of:=+[.G25]-[.J25]" office:value-type="float" office:value="-8.03" calcext:value-type="float">
            <text:p>-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6" calcext:value-type="string">
            <text:p><text:s/>1.1.03.01.16 </text:p>
          </table:table-cell>
          <table:table-cell table:style-name="ce80" office:value-type="string" office:string-value="CYBER CAFÉ" calcext:value-type="string">
            <text:p><text:s/>CYBER CAFÉ </text:p>
          </table:table-cell>
          <table:table-cell table:style-name="ce34"/>
          <table:table-cell table:style-name="ce101" office:value-type="float" office:value="206.32" calcext:value-type="float">
            <text:p>206</text:p>
          </table:table-cell>
          <table:table-cell table:style-name="ce110"/>
          <table:table-cell table:style-name="ce101"/>
          <table:table-cell table:style-name="ce118" table:formula="of:=[.D26]+[.E26]-[.F26]" office:value-type="float" office:value="206.32" calcext:value-type="float">
            <text:p>206</text:p>
          </table:table-cell>
          <table:table-cell table:style-name="ce10" office:value-type="string" office:string-value="1.1.03.01.16" calcext:value-type="string">
            <text:p><text:s/>1.1.03.01.16 </text:p>
          </table:table-cell>
          <table:table-cell table:style-name="ce80" office:value-type="string" office:string-value="CYBER CAFÉ" calcext:value-type="string">
            <text:p><text:s/>CYBER CAFÉ </text:p>
          </table:table-cell>
          <table:table-cell table:style-name="ce101" office:value-type="float" office:value="226.32" calcext:value-type="float">
            <text:p>226</text:p>
          </table:table-cell>
          <table:table-cell table:style-name="ce130" table:formula="of:=+[.G26]-[.J26]" office:value-type="float" office:value="-20" calcext:value-type="float">
            <text:p>-2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7" calcext:value-type="string">
            <text:p><text:s/>1.1.03.01.17 </text:p>
          </table:table-cell>
          <table:table-cell table:style-name="ce80" office:value-type="string" office:string-value="URBANIZACION LAGO SOL" calcext:value-type="string">
            <text:p><text:s/>URBANIZACION LAGO SOL </text:p>
          </table:table-cell>
          <table:table-cell table:style-name="ce34"/>
          <table:table-cell table:style-name="ce101" office:value-type="float" office:value="8.4" calcext:value-type="float">
            <text:p>8</text:p>
          </table:table-cell>
          <table:table-cell table:style-name="ce110"/>
          <table:table-cell table:style-name="ce101"/>
          <table:table-cell table:style-name="ce118" table:formula="of:=[.D27]+[.E27]-[.F27]" office:value-type="float" office:value="8.4" calcext:value-type="float">
            <text:p>8</text:p>
          </table:table-cell>
          <table:table-cell table:style-name="ce10" office:value-type="string" office:string-value="1.1.03.01.17" calcext:value-type="string">
            <text:p><text:s/>1.1.03.01.17 </text:p>
          </table:table-cell>
          <table:table-cell table:style-name="ce80" office:value-type="string" office:string-value="URBANIZACION LAGO SOL" calcext:value-type="string">
            <text:p><text:s/>URBANIZACION LAGO SOL </text:p>
          </table:table-cell>
          <table:table-cell table:style-name="ce101" office:value-type="float" office:value="8.4" calcext:value-type="float">
            <text:p>8</text:p>
          </table:table-cell>
          <table:table-cell table:style-name="ce130" table:formula="of:=+[.G27]-[.J2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8" calcext:value-type="string">
            <text:p><text:s/>1.1.03.01.18 </text:p>
          </table:table-cell>
          <table:table-cell table:style-name="ce80" office:value-type="string" office:string-value="URBANIZACION VILLA ESPAÑA" calcext:value-type="string">
            <text:p><text:s/>URBANIZACION VILLA ESPAÑA </text:p>
          </table:table-cell>
          <table:table-cell table:style-name="ce34"/>
          <table:table-cell table:style-name="ce101" office:value-type="float" office:value="122.29" calcext:value-type="float">
            <text:p>122</text:p>
          </table:table-cell>
          <table:table-cell table:style-name="ce110"/>
          <table:table-cell table:style-name="ce101"/>
          <table:table-cell table:style-name="ce118" table:formula="of:=[.D28]+[.E28]-[.F28]" office:value-type="float" office:value="122.29" calcext:value-type="float">
            <text:p>122</text:p>
          </table:table-cell>
          <table:table-cell table:style-name="ce10" office:value-type="string" office:string-value="1.1.03.01.18" calcext:value-type="string">
            <text:p><text:s/>1.1.03.01.18 </text:p>
          </table:table-cell>
          <table:table-cell table:style-name="ce80" office:value-type="string" office:string-value="URBANIZACION VILLA ESPAÑA" calcext:value-type="string">
            <text:p><text:s/>URBANIZACION VILLA ESPAÑA </text:p>
          </table:table-cell>
          <table:table-cell table:style-name="ce101" office:value-type="float" office:value="123" calcext:value-type="float">
            <text:p>123</text:p>
          </table:table-cell>
          <table:table-cell table:style-name="ce130" table:formula="of:=+[.G28]-[.J28]" office:value-type="float" office:value="-0.709999999999994" calcext:value-type="float">
            <text:p>-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19" calcext:value-type="string">
            <text:p><text:s/>1.1.03.01.19 </text:p>
          </table:table-cell>
          <table:table-cell table:style-name="ce80" office:value-type="string" office:string-value="URBANIZACION MUCHO LOTE" calcext:value-type="string">
            <text:p><text:s/>URBANIZACION MUCHO LOTE </text:p>
          </table:table-cell>
          <table:table-cell table:style-name="ce34"/>
          <table:table-cell table:style-name="ce101" office:value-type="float" office:value="458.26" calcext:value-type="float">
            <text:p>458</text:p>
          </table:table-cell>
          <table:table-cell table:style-name="ce110"/>
          <table:table-cell table:style-name="ce101"/>
          <table:table-cell table:style-name="ce118" table:formula="of:=[.D29]+[.E29]-[.F29]" office:value-type="float" office:value="458.26" calcext:value-type="float">
            <text:p>458</text:p>
          </table:table-cell>
          <table:table-cell table:style-name="ce10" office:value-type="string" office:string-value="1.1.03.01.19" calcext:value-type="string">
            <text:p><text:s/>1.1.03.01.19 </text:p>
          </table:table-cell>
          <table:table-cell table:style-name="ce80" office:value-type="string" office:string-value="URBANIZACION MUCHO LOTE" calcext:value-type="string">
            <text:p><text:s/>URBANIZACION MUCHO LOTE </text:p>
          </table:table-cell>
          <table:table-cell table:style-name="ce101" office:value-type="float" office:value="504.88" calcext:value-type="float">
            <text:p>505</text:p>
          </table:table-cell>
          <table:table-cell table:style-name="ce130" table:formula="of:=+[.G29]-[.J29]" office:value-type="float" office:value="-46.62" calcext:value-type="float">
            <text:p>-4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0" calcext:value-type="string">
            <text:p><text:s/>1.1.03.01.20 </text:p>
          </table:table-cell>
          <table:table-cell table:style-name="ce80" office:value-type="string" office:string-value="URBANIZACION BRISAS DEL NORTE" calcext:value-type="string">
            <text:p><text:s/>URBANIZACION BRISAS DEL NORTE </text:p>
          </table:table-cell>
          <table:table-cell table:style-name="ce34"/>
          <table:table-cell table:style-name="ce101" office:value-type="float" office:value="32.09" calcext:value-type="float">
            <text:p>32</text:p>
          </table:table-cell>
          <table:table-cell table:style-name="ce110"/>
          <table:table-cell table:style-name="ce101"/>
          <table:table-cell table:style-name="ce118" table:formula="of:=[.D30]+[.E30]-[.F30]" office:value-type="float" office:value="32.09" calcext:value-type="float">
            <text:p>32</text:p>
          </table:table-cell>
          <table:table-cell table:style-name="ce10" office:value-type="string" office:string-value="1.1.03.01.20" calcext:value-type="string">
            <text:p><text:s/>1.1.03.01.20 </text:p>
          </table:table-cell>
          <table:table-cell table:style-name="ce80" office:value-type="string" office:string-value="URBANIZACION BRISAS DEL NORTE" calcext:value-type="string">
            <text:p><text:s/>URBANIZACION BRISAS DEL NORTE </text:p>
          </table:table-cell>
          <table:table-cell table:style-name="ce101" office:value-type="float" office:value="25.69" calcext:value-type="float">
            <text:p>26</text:p>
          </table:table-cell>
          <table:table-cell table:style-name="ce130" table:formula="of:=+[.G30]-[.J30]" office:value-type="float" office:value="6.4" calcext:value-type="float">
            <text:p>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1" calcext:value-type="string">
            <text:p><text:s/>1.1.03.01.21 </text:p>
          </table:table-cell>
          <table:table-cell table:style-name="ce80" office:value-type="string" office:string-value="FLOR DE BASTION" calcext:value-type="string">
            <text:p><text:s/>FLOR DE BASTION </text:p>
          </table:table-cell>
          <table:table-cell table:style-name="ce34"/>
          <table:table-cell table:style-name="ce101" office:value-type="float" office:value="2663.5" calcext:value-type="float">
            <text:p>2,664</text:p>
          </table:table-cell>
          <table:table-cell table:style-name="ce110"/>
          <table:table-cell table:style-name="ce101"/>
          <table:table-cell table:style-name="ce118" table:formula="of:=[.D31]+[.E31]-[.F31]" office:value-type="float" office:value="2663.5" calcext:value-type="float">
            <text:p>2,664</text:p>
          </table:table-cell>
          <table:table-cell table:style-name="ce10" office:value-type="string" office:string-value="1.1.03.01.21" calcext:value-type="string">
            <text:p><text:s/>1.1.03.01.21 </text:p>
          </table:table-cell>
          <table:table-cell table:style-name="ce80" office:value-type="string" office:string-value="FLOR DE BASTION" calcext:value-type="string">
            <text:p><text:s/>FLOR DE BASTION </text:p>
          </table:table-cell>
          <table:table-cell table:style-name="ce101" office:value-type="float" office:value="2750.99" calcext:value-type="float">
            <text:p>2,751</text:p>
          </table:table-cell>
          <table:table-cell table:style-name="ce130" table:formula="of:=+[.G31]-[.J31]" office:value-type="float" office:value="-87.4899999999998" calcext:value-type="float">
            <text:p>-8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2" calcext:value-type="string">
            <text:p><text:s/>1.1.03.01.22 </text:p>
          </table:table-cell>
          <table:table-cell table:style-name="ce80" office:value-type="string" office:string-value="URBANIZACION SANTA CLARA" calcext:value-type="string">
            <text:p><text:s/>URBANIZACION SANTA CLARA </text:p>
          </table:table-cell>
          <table:table-cell table:style-name="ce34"/>
          <table:table-cell table:style-name="ce101" office:value-type="float" office:value="34.74" calcext:value-type="float">
            <text:p>35</text:p>
          </table:table-cell>
          <table:table-cell table:style-name="ce110"/>
          <table:table-cell table:style-name="ce101"/>
          <table:table-cell table:style-name="ce118" table:formula="of:=[.D32]+[.E32]-[.F32]" office:value-type="float" office:value="34.74" calcext:value-type="float">
            <text:p>35</text:p>
          </table:table-cell>
          <table:table-cell table:style-name="ce10" office:value-type="string" office:string-value="1.1.03.01.22" calcext:value-type="string">
            <text:p><text:s/>1.1.03.01.22 </text:p>
          </table:table-cell>
          <table:table-cell table:style-name="ce80" office:value-type="string" office:string-value="URBANIZACION SANTA CLARA" calcext:value-type="string">
            <text:p><text:s/>URBANIZACION SANTA CLARA </text:p>
          </table:table-cell>
          <table:table-cell table:style-name="ce101" office:value-type="float" office:value="-0.27" calcext:value-type="float">
            <text:p>0</text:p>
          </table:table-cell>
          <table:table-cell table:style-name="ce130" table:formula="of:=+[.G32]-[.J32]" office:value-type="float" office:value="35.01" calcext:value-type="float">
            <text:p>3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3" calcext:value-type="string">
            <text:p><text:s/>1.1.03.01.23 </text:p>
          </table:table-cell>
          <table:table-cell table:style-name="ce80" office:value-type="string" office:string-value="URBANIZACION CUMBRES DEL SOL" calcext:value-type="string">
            <text:p><text:s/>URBANIZACION CUMBRES DEL SOL </text:p>
          </table:table-cell>
          <table:table-cell table:style-name="ce34"/>
          <table:table-cell table:style-name="ce101" office:value-type="float" office:value="3.47" calcext:value-type="float">
            <text:p>3</text:p>
          </table:table-cell>
          <table:table-cell table:style-name="ce110"/>
          <table:table-cell table:style-name="ce101"/>
          <table:table-cell table:style-name="ce118" table:formula="of:=[.D33]+[.E33]-[.F33]" office:value-type="float" office:value="3.47" calcext:value-type="float">
            <text:p>3</text:p>
          </table:table-cell>
          <table:table-cell table:style-name="ce10" office:value-type="string" office:string-value="1.1.03.01.23" calcext:value-type="string">
            <text:p><text:s/>1.1.03.01.23 </text:p>
          </table:table-cell>
          <table:table-cell table:style-name="ce80" office:value-type="string" office:string-value="URBANIZACION CUMBRES DEL SOL" calcext:value-type="string">
            <text:p><text:s/>URBANIZACION CUMBRES DEL SOL </text:p>
          </table:table-cell>
          <table:table-cell table:style-name="ce101" office:value-type="float" office:value="3.47" calcext:value-type="float">
            <text:p>3</text:p>
          </table:table-cell>
          <table:table-cell table:style-name="ce130" table:formula="of:=+[.G33]-[.J3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4" calcext:value-type="string">
            <text:p><text:s/>1.1.03.01.24 </text:p>
          </table:table-cell>
          <table:table-cell table:style-name="ce80" office:value-type="string" office:string-value="EL FORTIN" calcext:value-type="string">
            <text:p><text:s/>EL FORTIN </text:p>
          </table:table-cell>
          <table:table-cell table:style-name="ce34"/>
          <table:table-cell table:style-name="ce101" office:value-type="float" office:value="402.85" calcext:value-type="float">
            <text:p>403</text:p>
          </table:table-cell>
          <table:table-cell table:style-name="ce110"/>
          <table:table-cell table:style-name="ce101"/>
          <table:table-cell table:style-name="ce118" table:formula="of:=[.D34]+[.E34]-[.F34]" office:value-type="float" office:value="402.85" calcext:value-type="float">
            <text:p>403</text:p>
          </table:table-cell>
          <table:table-cell table:style-name="ce10" office:value-type="string" office:string-value="1.1.03.01.24" calcext:value-type="string">
            <text:p><text:s/>1.1.03.01.24 </text:p>
          </table:table-cell>
          <table:table-cell table:style-name="ce80" office:value-type="string" office:string-value="EL FORTIN" calcext:value-type="string">
            <text:p><text:s/>EL FORTIN </text:p>
          </table:table-cell>
          <table:table-cell table:style-name="ce101" office:value-type="float" office:value="506.55" calcext:value-type="float">
            <text:p>507</text:p>
          </table:table-cell>
          <table:table-cell table:style-name="ce130" table:formula="of:=+[.G34]-[.J34]" office:value-type="float" office:value="-103.7" calcext:value-type="float">
            <text:p>-10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5" calcext:value-type="string">
            <text:p><text:s/>1.1.03.01.25 </text:p>
          </table:table-cell>
          <table:table-cell table:style-name="ce80" office:value-type="string" office:string-value="URBANIZACION PUERTO SEYMOUR" calcext:value-type="string">
            <text:p><text:s/>URBANIZACION PUERTO SEYMOUR </text:p>
          </table:table-cell>
          <table:table-cell table:style-name="ce34"/>
          <table:table-cell table:style-name="ce101" office:value-type="float" office:value="180.58" calcext:value-type="float">
            <text:p>181</text:p>
          </table:table-cell>
          <table:table-cell table:style-name="ce110"/>
          <table:table-cell table:style-name="ce101"/>
          <table:table-cell table:style-name="ce118" table:formula="of:=[.D35]+[.E35]-[.F35]" office:value-type="float" office:value="180.58" calcext:value-type="float">
            <text:p>181</text:p>
          </table:table-cell>
          <table:table-cell table:style-name="ce10" office:value-type="string" office:string-value="1.1.03.01.25" calcext:value-type="string">
            <text:p><text:s/>1.1.03.01.25 </text:p>
          </table:table-cell>
          <table:table-cell table:style-name="ce80" office:value-type="string" office:string-value="URBANIZACION PUERTO SEYMOUR" calcext:value-type="string">
            <text:p><text:s/>URBANIZACION PUERTO SEYMOUR </text:p>
          </table:table-cell>
          <table:table-cell table:style-name="ce101" office:value-type="float" office:value="129" calcext:value-type="float">
            <text:p>129</text:p>
          </table:table-cell>
          <table:table-cell table:style-name="ce130" table:formula="of:=+[.G35]-[.J35]" office:value-type="float" office:value="51.58" calcext:value-type="float">
            <text:p>5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7" calcext:value-type="string">
            <text:p><text:s/>1.1.03.01.27 </text:p>
          </table:table-cell>
          <table:table-cell table:style-name="ce80" office:value-type="string" office:string-value="CLIENTES DE MANTA" calcext:value-type="string">
            <text:p><text:s/>CLIENTES DE MANTA </text:p>
          </table:table-cell>
          <table:table-cell table:style-name="ce34"/>
          <table:table-cell table:style-name="ce101" office:value-type="float" office:value="87.81" calcext:value-type="float">
            <text:p>88</text:p>
          </table:table-cell>
          <table:table-cell table:style-name="ce110"/>
          <table:table-cell table:style-name="ce101"/>
          <table:table-cell table:style-name="ce118" table:formula="of:=[.D36]+[.E36]-[.F36]" office:value-type="float" office:value="87.81" calcext:value-type="float">
            <text:p>88</text:p>
          </table:table-cell>
          <table:table-cell table:style-name="ce10" office:value-type="string" office:string-value="1.1.03.01.27" calcext:value-type="string">
            <text:p><text:s/>1.1.03.01.27 </text:p>
          </table:table-cell>
          <table:table-cell table:style-name="ce80" office:value-type="string" office:string-value="CLIENTES DE MANTA" calcext:value-type="string">
            <text:p><text:s/>CLIENTES DE MANTA </text:p>
          </table:table-cell>
          <table:table-cell table:style-name="ce101" office:value-type="float" office:value="211.85" calcext:value-type="float">
            <text:p>212</text:p>
          </table:table-cell>
          <table:table-cell table:style-name="ce130" table:formula="of:=+[.G36]-[.J36]" office:value-type="float" office:value="-124.04" calcext:value-type="float">
            <text:p>-12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8" calcext:value-type="string">
            <text:p><text:s/>1.1.03.01.28 </text:p>
          </table:table-cell>
          <table:table-cell table:style-name="ce80" office:value-type="string" office:string-value="CLIENTES SECTOR SUR" calcext:value-type="string">
            <text:p><text:s/>CLIENTES SECTOR SUR </text:p>
          </table:table-cell>
          <table:table-cell table:style-name="ce34"/>
          <table:table-cell table:style-name="ce101" office:value-type="float" office:value="24553.09" calcext:value-type="float">
            <text:p>24,553</text:p>
          </table:table-cell>
          <table:table-cell table:style-name="ce110"/>
          <table:table-cell table:style-name="ce101"/>
          <table:table-cell table:style-name="ce118" table:formula="of:=[.D37]+[.E37]-[.F37]" office:value-type="float" office:value="24553.09" calcext:value-type="float">
            <text:p>24,553</text:p>
          </table:table-cell>
          <table:table-cell table:style-name="ce10" office:value-type="string" office:string-value="1.1.03.01.28" calcext:value-type="string">
            <text:p><text:s/>1.1.03.01.28 </text:p>
          </table:table-cell>
          <table:table-cell table:style-name="ce80" office:value-type="string" office:string-value="CLIENTES SECTOR SUR" calcext:value-type="string">
            <text:p><text:s/>CLIENTES SECTOR SUR </text:p>
          </table:table-cell>
          <table:table-cell table:style-name="ce101" office:value-type="float" office:value="24486.03" calcext:value-type="float">
            <text:p>24,486</text:p>
          </table:table-cell>
          <table:table-cell table:style-name="ce130" table:formula="of:=+[.G37]-[.J37]" office:value-type="float" office:value="67.0600000000013" calcext:value-type="float">
            <text:p>6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29" calcext:value-type="string">
            <text:p><text:s/>1.1.03.01.29 </text:p>
          </table:table-cell>
          <table:table-cell table:style-name="ce80" office:value-type="string" office:string-value="CLIENTES SECTOR DURAN" calcext:value-type="string">
            <text:p><text:s/>CLIENTES SECTOR DURAN </text:p>
          </table:table-cell>
          <table:table-cell table:style-name="ce34"/>
          <table:table-cell table:style-name="ce101" office:value-type="float" office:value="5293.46" calcext:value-type="float">
            <text:p>5,293</text:p>
          </table:table-cell>
          <table:table-cell table:style-name="ce110"/>
          <table:table-cell table:style-name="ce101"/>
          <table:table-cell table:style-name="ce118" table:formula="of:=[.D38]+[.E38]-[.F38]" office:value-type="float" office:value="5293.46" calcext:value-type="float">
            <text:p>5,293</text:p>
          </table:table-cell>
          <table:table-cell table:style-name="ce10" office:value-type="string" office:string-value="1.1.03.01.29" calcext:value-type="string">
            <text:p><text:s/>1.1.03.01.29 </text:p>
          </table:table-cell>
          <table:table-cell table:style-name="ce80" office:value-type="string" office:string-value="CLIENTES SECTOR DURAN" calcext:value-type="string">
            <text:p><text:s/>CLIENTES SECTOR DURAN </text:p>
          </table:table-cell>
          <table:table-cell table:style-name="ce101" office:value-type="float" office:value="5518.97" calcext:value-type="float">
            <text:p>5,519</text:p>
          </table:table-cell>
          <table:table-cell table:style-name="ce130" table:formula="of:=+[.G38]-[.J38]" office:value-type="float" office:value="-225.51" calcext:value-type="float">
            <text:p>-22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0" calcext:value-type="string">
            <text:p><text:s/>1.1.03.01.30 </text:p>
          </table:table-cell>
          <table:table-cell table:style-name="ce80" office:value-type="string" office:string-value="CLIENTES VÍA SAMBORONDON" calcext:value-type="string">
            <text:p><text:s/>CLIENTES VÍA SAMBORONDON </text:p>
          </table:table-cell>
          <table:table-cell table:style-name="ce34"/>
          <table:table-cell table:style-name="ce101" office:value-type="float" office:value="3951.57" calcext:value-type="float">
            <text:p>3,952</text:p>
          </table:table-cell>
          <table:table-cell table:style-name="ce110"/>
          <table:table-cell table:style-name="ce101"/>
          <table:table-cell table:style-name="ce118" table:formula="of:=[.D39]+[.E39]-[.F39]" office:value-type="float" office:value="3951.57" calcext:value-type="float">
            <text:p>3,952</text:p>
          </table:table-cell>
          <table:table-cell table:style-name="ce10" office:value-type="string" office:string-value="1.1.03.01.30" calcext:value-type="string">
            <text:p><text:s/>1.1.03.01.30 </text:p>
          </table:table-cell>
          <table:table-cell table:style-name="ce80" office:value-type="string" office:string-value="CLIENTES VÍA SAMBORONDON" calcext:value-type="string">
            <text:p><text:s/>CLIENTES VÍA SAMBORONDON </text:p>
          </table:table-cell>
          <table:table-cell table:style-name="ce101" office:value-type="float" office:value="4504.89" calcext:value-type="float">
            <text:p>4,505</text:p>
          </table:table-cell>
          <table:table-cell table:style-name="ce130" table:formula="of:=+[.G39]-[.J39]" office:value-type="float" office:value="-553.32" calcext:value-type="float">
            <text:p>-55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1" calcext:value-type="string">
            <text:p><text:s/>1.1.03.01.31 </text:p>
          </table:table-cell>
          <table:table-cell table:style-name="ce80" office:value-type="string" office:string-value="CLIENTES VIA A LA COSTA" calcext:value-type="string">
            <text:p><text:s/>CLIENTES VIA A LA COSTA </text:p>
          </table:table-cell>
          <table:table-cell table:style-name="ce34"/>
          <table:table-cell table:style-name="ce101" office:value-type="float" office:value="2109.02" calcext:value-type="float">
            <text:p>2,109</text:p>
          </table:table-cell>
          <table:table-cell table:style-name="ce110"/>
          <table:table-cell table:style-name="ce101"/>
          <table:table-cell table:style-name="ce118" table:formula="of:=[.D40]+[.E40]-[.F40]" office:value-type="float" office:value="2109.02" calcext:value-type="float">
            <text:p>2,109</text:p>
          </table:table-cell>
          <table:table-cell table:style-name="ce10" office:value-type="string" office:string-value="1.1.03.01.31" calcext:value-type="string">
            <text:p><text:s/>1.1.03.01.31 </text:p>
          </table:table-cell>
          <table:table-cell table:style-name="ce80" office:value-type="string" office:string-value="CLIENTES VIA A LA COSTA" calcext:value-type="string">
            <text:p><text:s/>CLIENTES VIA A LA COSTA </text:p>
          </table:table-cell>
          <table:table-cell table:style-name="ce101" office:value-type="float" office:value="2285.32" calcext:value-type="float">
            <text:p>2,285</text:p>
          </table:table-cell>
          <table:table-cell table:style-name="ce130" table:formula="of:=+[.G40]-[.J40]" office:value-type="float" office:value="-176.3" calcext:value-type="float">
            <text:p>-17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2" calcext:value-type="string">
            <text:p><text:s/>1.1.03.01.32 </text:p>
          </table:table-cell>
          <table:table-cell table:style-name="ce80" office:value-type="string" office:string-value="CLIENTES VIA A DAULE" calcext:value-type="string">
            <text:p><text:s/>CLIENTES VIA A DAULE </text:p>
          </table:table-cell>
          <table:table-cell table:style-name="ce34"/>
          <table:table-cell table:style-name="ce101" office:value-type="float" office:value="1438.7" calcext:value-type="float">
            <text:p>1,439</text:p>
          </table:table-cell>
          <table:table-cell table:style-name="ce110"/>
          <table:table-cell table:style-name="ce101"/>
          <table:table-cell table:style-name="ce118" table:formula="of:=[.D41]+[.E41]-[.F41]" office:value-type="float" office:value="1438.7" calcext:value-type="float">
            <text:p>1,439</text:p>
          </table:table-cell>
          <table:table-cell table:style-name="ce10" office:value-type="string" office:string-value="1.1.03.01.32" calcext:value-type="string">
            <text:p><text:s/>1.1.03.01.32 </text:p>
          </table:table-cell>
          <table:table-cell table:style-name="ce80" office:value-type="string" office:string-value="CLIENTES VIA A DAULE" calcext:value-type="string">
            <text:p><text:s/>CLIENTES VIA A DAULE </text:p>
          </table:table-cell>
          <table:table-cell table:style-name="ce101" office:value-type="float" office:value="1543.12" calcext:value-type="float">
            <text:p>1,543</text:p>
          </table:table-cell>
          <table:table-cell table:style-name="ce130" table:formula="of:=+[.G41]-[.J41]" office:value-type="float" office:value="-104.42" calcext:value-type="float">
            <text:p>-10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3" calcext:value-type="string">
            <text:p><text:s/>1.1.03.01.33 </text:p>
          </table:table-cell>
          <table:table-cell table:style-name="ce80" office:value-type="string" office:string-value="CLIENTES SECTOR NORTE" calcext:value-type="string">
            <text:p><text:s/>CLIENTES SECTOR NORTE </text:p>
          </table:table-cell>
          <table:table-cell table:style-name="ce34"/>
          <table:table-cell table:style-name="ce101" office:value-type="float" office:value="32774.84" calcext:value-type="float">
            <text:p>32,775</text:p>
          </table:table-cell>
          <table:table-cell table:style-name="ce110"/>
          <table:table-cell table:style-name="ce101"/>
          <table:table-cell table:style-name="ce118" table:formula="of:=[.D42]+[.E42]-[.F42]" office:value-type="float" office:value="32774.84" calcext:value-type="float">
            <text:p>32,775</text:p>
          </table:table-cell>
          <table:table-cell table:style-name="ce10" office:value-type="string" office:string-value="1.1.03.01.33" calcext:value-type="string">
            <text:p><text:s/>1.1.03.01.33 </text:p>
          </table:table-cell>
          <table:table-cell table:style-name="ce80" office:value-type="string" office:string-value="CLIENTES SECTOR NORTE" calcext:value-type="string">
            <text:p><text:s/>CLIENTES SECTOR NORTE </text:p>
          </table:table-cell>
          <table:table-cell table:style-name="ce101" office:value-type="float" office:value="24252.8" calcext:value-type="float">
            <text:p>24,253</text:p>
          </table:table-cell>
          <table:table-cell table:style-name="ce130" table:formula="of:=+[.G42]-[.J42]" office:value-type="float" office:value="8522.04" calcext:value-type="float">
            <text:p>8,52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4" calcext:value-type="string">
            <text:p><text:s/>1.1.03.01.34 </text:p>
          </table:table-cell>
          <table:table-cell table:style-name="ce80" office:value-type="string" office:string-value="DAULE" calcext:value-type="string">
            <text:p><text:s/>DAULE </text:p>
          </table:table-cell>
          <table:table-cell table:style-name="ce34"/>
          <table:table-cell table:style-name="ce101" office:value-type="float" office:value="3232.16" calcext:value-type="float">
            <text:p>3,232</text:p>
          </table:table-cell>
          <table:table-cell table:style-name="ce110"/>
          <table:table-cell table:style-name="ce101"/>
          <table:table-cell table:style-name="ce118" table:formula="of:=[.D43]+[.E43]-[.F43]" office:value-type="float" office:value="3232.16" calcext:value-type="float">
            <text:p>3,232</text:p>
          </table:table-cell>
          <table:table-cell table:style-name="ce10" office:value-type="string" office:string-value="1.1.03.01.34" calcext:value-type="string">
            <text:p><text:s/>1.1.03.01.34 </text:p>
          </table:table-cell>
          <table:table-cell table:style-name="ce80" office:value-type="string" office:string-value="DAULE" calcext:value-type="string">
            <text:p><text:s/>DAULE </text:p>
          </table:table-cell>
          <table:table-cell table:style-name="ce101" office:value-type="float" office:value="3408.05" calcext:value-type="float">
            <text:p>3,408</text:p>
          </table:table-cell>
          <table:table-cell table:style-name="ce130" table:formula="of:=+[.G43]-[.J43]" office:value-type="float" office:value="-175.89" calcext:value-type="float">
            <text:p>-17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5" calcext:value-type="string">
            <text:p><text:s/>1.1.03.01.35 </text:p>
          </table:table-cell>
          <table:table-cell table:style-name="ce80" office:value-type="string" office:string-value="CENTRO DE GUAYAQUIL" calcext:value-type="string">
            <text:p><text:s/>CENTRO DE GUAYAQUIL </text:p>
          </table:table-cell>
          <table:table-cell table:style-name="ce34"/>
          <table:table-cell table:style-name="ce101" office:value-type="float" office:value="1921.12" calcext:value-type="float">
            <text:p>1,921</text:p>
          </table:table-cell>
          <table:table-cell table:style-name="ce110"/>
          <table:table-cell table:style-name="ce101"/>
          <table:table-cell table:style-name="ce118" table:formula="of:=[.D44]+[.E44]-[.F44]" office:value-type="float" office:value="1921.12" calcext:value-type="float">
            <text:p>1,921</text:p>
          </table:table-cell>
          <table:table-cell table:style-name="ce10" office:value-type="string" office:string-value="1.1.03.01.35" calcext:value-type="string">
            <text:p><text:s/>1.1.03.01.35 </text:p>
          </table:table-cell>
          <table:table-cell table:style-name="ce80" office:value-type="string" office:string-value="CENTRO DE GUAYAQUIL" calcext:value-type="string">
            <text:p><text:s/>CENTRO DE GUAYAQUIL </text:p>
          </table:table-cell>
          <table:table-cell table:style-name="ce101" office:value-type="float" office:value="2158.9" calcext:value-type="float">
            <text:p>2,159</text:p>
          </table:table-cell>
          <table:table-cell table:style-name="ce130" table:formula="of:=+[.G44]-[.J44]" office:value-type="float" office:value="-237.78" calcext:value-type="float">
            <text:p>-23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6" calcext:value-type="string">
            <text:p><text:s/>1.1.03.01.36 </text:p>
          </table:table-cell>
          <table:table-cell table:style-name="ce80" office:value-type="string" office:string-value="CLIENTES AUTOPISTA TERMINAL PASCUALES" calcext:value-type="string">
            <text:p><text:s/>CLIENTES AUTOPISTA TERMINAL PASCUALES </text:p>
          </table:table-cell>
          <table:table-cell table:style-name="ce34"/>
          <table:table-cell table:style-name="ce101" office:value-type="float" office:value="2280.5" calcext:value-type="float">
            <text:p>2,281</text:p>
          </table:table-cell>
          <table:table-cell table:style-name="ce110"/>
          <table:table-cell table:style-name="ce101"/>
          <table:table-cell table:style-name="ce118" table:formula="of:=[.D45]+[.E45]-[.F45]" office:value-type="float" office:value="2280.5" calcext:value-type="float">
            <text:p>2,281</text:p>
          </table:table-cell>
          <table:table-cell table:style-name="ce10" office:value-type="string" office:string-value="1.1.03.01.36" calcext:value-type="string">
            <text:p><text:s/>1.1.03.01.36 </text:p>
          </table:table-cell>
          <table:table-cell table:style-name="ce80" office:value-type="string" office:string-value="CLIENTES AUTOPISTA TERMINAL PASCUALES" calcext:value-type="string">
            <text:p><text:s/>CLIENTES AUTOPISTA TERMINAL PASCUALES </text:p>
          </table:table-cell>
          <table:table-cell table:style-name="ce101" office:value-type="float" office:value="2323.42" calcext:value-type="float">
            <text:p>2,323</text:p>
          </table:table-cell>
          <table:table-cell table:style-name="ce130" table:formula="of:=+[.G45]-[.J45]" office:value-type="float" office:value="-42.9200000000001" calcext:value-type="float">
            <text:p>-4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7" calcext:value-type="string">
            <text:p><text:s/>1.1.03.01.37 </text:p>
          </table:table-cell>
          <table:table-cell table:style-name="ce80" office:value-type="string" office:string-value="SALITRE" calcext:value-type="string">
            <text:p><text:s/>SALITRE </text:p>
          </table:table-cell>
          <table:table-cell table:style-name="ce34"/>
          <table:table-cell table:style-name="ce101" office:value-type="float" office:value="-2.67" calcext:value-type="float">
            <text:p>-3</text:p>
          </table:table-cell>
          <table:table-cell table:style-name="ce110"/>
          <table:table-cell table:style-name="ce101"/>
          <table:table-cell table:style-name="ce118" table:formula="of:=[.D46]+[.E46]-[.F46]" office:value-type="float" office:value="-2.67" calcext:value-type="float">
            <text:p>-3</text:p>
          </table:table-cell>
          <table:table-cell table:style-name="ce10" office:value-type="string" office:string-value="1.1.03.01.37" calcext:value-type="string">
            <text:p><text:s/>1.1.03.01.37 </text:p>
          </table:table-cell>
          <table:table-cell table:style-name="ce80" office:value-type="string" office:string-value="SALITRE" calcext:value-type="string">
            <text:p><text:s/>SALITRE </text:p>
          </table:table-cell>
          <table:table-cell table:style-name="ce101" office:value-type="float" office:value="-0.12" calcext:value-type="float">
            <text:p>0</text:p>
          </table:table-cell>
          <table:table-cell table:style-name="ce130" table:formula="of:=+[.G46]-[.J46]" office:value-type="float" office:value="-2.55" calcext:value-type="float">
            <text:p>-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8" calcext:value-type="string">
            <text:p><text:s/>1.1.03.01.38 </text:p>
          </table:table-cell>
          <table:table-cell table:style-name="ce80" office:value-type="string" office:string-value="POSORJA" calcext:value-type="string">
            <text:p><text:s/>POSORJA </text:p>
          </table:table-cell>
          <table:table-cell table:style-name="ce34"/>
          <table:table-cell table:style-name="ce101" office:value-type="float" office:value="6.91" calcext:value-type="float">
            <text:p>7</text:p>
          </table:table-cell>
          <table:table-cell table:style-name="ce110"/>
          <table:table-cell table:style-name="ce101"/>
          <table:table-cell table:style-name="ce118" table:formula="of:=[.D47]+[.E47]-[.F47]" office:value-type="float" office:value="6.91" calcext:value-type="float">
            <text:p>7</text:p>
          </table:table-cell>
          <table:table-cell table:style-name="ce10" office:value-type="string" office:string-value="1.1.03.01.38" calcext:value-type="string">
            <text:p><text:s/>1.1.03.01.38 </text:p>
          </table:table-cell>
          <table:table-cell table:style-name="ce80" office:value-type="string" office:string-value="POSORJA" calcext:value-type="string">
            <text:p><text:s/>POSORJA </text:p>
          </table:table-cell>
          <table:table-cell table:style-name="ce101" office:value-type="float" office:value="6.91" calcext:value-type="float">
            <text:p>7</text:p>
          </table:table-cell>
          <table:table-cell table:style-name="ce130" table:formula="of:=+[.G47]-[.J4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1.39" calcext:value-type="string">
            <text:p><text:s/>1.1.03.01.39 </text:p>
          </table:table-cell>
          <table:table-cell table:style-name="ce80" office:value-type="string" office:string-value="QUITO" calcext:value-type="string">
            <text:p><text:s/>QUITO </text:p>
          </table:table-cell>
          <table:table-cell table:style-name="ce34"/>
          <table:table-cell table:style-name="ce101" office:value-type="float" office:value="3857.15" calcext:value-type="float">
            <text:p>3,857</text:p>
          </table:table-cell>
          <table:table-cell table:style-name="ce110"/>
          <table:table-cell table:style-name="ce101"/>
          <table:table-cell table:style-name="ce118" table:formula="of:=[.D48]+[.E48]-[.F48]" office:value-type="float" office:value="3857.15" calcext:value-type="float">
            <text:p>3,857</text:p>
          </table:table-cell>
          <table:table-cell table:style-name="ce10" office:value-type="string" office:string-value="1.1.03.01.39" calcext:value-type="string">
            <text:p><text:s/>1.1.03.01.39 </text:p>
          </table:table-cell>
          <table:table-cell table:style-name="ce80" office:value-type="string" office:string-value="QUITO" calcext:value-type="string">
            <text:p><text:s/>QUITO </text:p>
          </table:table-cell>
          <table:table-cell table:style-name="ce101" office:value-type="float" office:value="3218.52" calcext:value-type="float">
            <text:p>3,219</text:p>
          </table:table-cell>
          <table:table-cell table:style-name="ce130" table:formula="of:=+[.G48]-[.J48]" office:value-type="float" office:value="638.63" calcext:value-type="float">
            <text:p>63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1"/>
          <table:table-cell table:style-name="ce110"/>
          <table:table-cell table:style-name="ce101"/>
          <table:table-cell table:style-name="ce118" table:formula="of:=[.D49]+[.E49]-[.F49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79" office:value-type="string" office:string-value="Otras cuentas por cobrar" calcext:value-type="string">
            <text:p><text:s/>Otras cuentas por cobrar </text:p>
          </table:table-cell>
          <table:table-cell table:style-name="ce34"/>
          <table:table-cell table:style-name="ce101"/>
          <table:table-cell table:style-name="ce110"/>
          <table:table-cell table:style-name="ce101"/>
          <table:table-cell table:style-name="ce118" table:formula="of:=[.D50]+[.E50]-[.F50]" office:value-type="float" office:value="0" calcext:value-type="float">
            <text:p>0</text:p>
          </table:table-cell>
          <table:table-cell table:style-name="ce10"/>
          <table:table-cell table:style-name="ce79" office:value-type="string" office:string-value="Otras cuentas por cobrar" calcext:value-type="string">
            <text:p><text:s/>Otras cuentas por cobrar </text:p>
          </table:table-cell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3.01" calcext:value-type="string">
            <text:p><text:s/>1.1.03.03.01 </text:p>
          </table:table-cell>
          <table:table-cell table:style-name="ce80" office:value-type="string" office:string-value="Interconexiones" calcext:value-type="string">
            <text:p><text:s/>Interconexiones </text:p>
          </table:table-cell>
          <table:table-cell table:style-name="ce34"/>
          <table:table-cell table:style-name="ce101" office:value-type="float" office:value="51224.54" calcext:value-type="float">
            <text:p>51,225</text:p>
          </table:table-cell>
          <table:table-cell table:style-name="ce110"/>
          <table:table-cell table:style-name="ce101"/>
          <table:table-cell table:style-name="ce118" table:formula="of:=[.D51]+[.E51]-[.F51]" office:value-type="float" office:value="51224.54" calcext:value-type="float">
            <text:p>51,225</text:p>
          </table:table-cell>
          <table:table-cell table:style-name="ce10" office:value-type="string" office:string-value="1.1.03.03.01" calcext:value-type="string">
            <text:p><text:s/>1.1.03.03.01 </text:p>
          </table:table-cell>
          <table:table-cell table:style-name="ce80" office:value-type="string" office:string-value="Interconexiones" calcext:value-type="string">
            <text:p><text:s/>Interconexiones </text:p>
          </table:table-cell>
          <table:table-cell table:style-name="ce101" office:value-type="float" office:value="37492.29" calcext:value-type="float">
            <text:p>37,492</text:p>
          </table:table-cell>
          <table:table-cell table:style-name="ce130" table:formula="of:=+[.G51]-[.J51]" office:value-type="float" office:value="13732.25" calcext:value-type="float">
            <text:p>13,73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3.02" calcext:value-type="string">
            <text:p><text:s/>1.1.03.03.02 </text:p>
          </table:table-cell>
          <table:table-cell table:style-name="ce80" office:value-type="string" office:string-value="Otras cuentas" calcext:value-type="string">
            <text:p><text:s/>Otras cuentas </text:p>
          </table:table-cell>
          <table:table-cell table:style-name="ce34"/>
          <table:table-cell table:style-name="ce101" office:value-type="float" office:value="2916.51" calcext:value-type="float">
            <text:p>2,917</text:p>
          </table:table-cell>
          <table:table-cell table:style-name="ce110"/>
          <table:table-cell table:style-name="ce101"/>
          <table:table-cell table:style-name="ce118" table:formula="of:=[.D52]+[.E52]-[.F52]" office:value-type="float" office:value="2916.51" calcext:value-type="float">
            <text:p>2,917</text:p>
          </table:table-cell>
          <table:table-cell table:style-name="ce10" office:value-type="string" office:string-value="1.1.03.03.02" calcext:value-type="string">
            <text:p><text:s/>1.1.03.03.02 </text:p>
          </table:table-cell>
          <table:table-cell table:style-name="ce80" office:value-type="string" office:string-value="Otras cuentas" calcext:value-type="string">
            <text:p><text:s/>Otras cuentas </text:p>
          </table:table-cell>
          <table:table-cell table:style-name="ce101" office:value-type="float" office:value="1787.99" calcext:value-type="float">
            <text:p>1,788</text:p>
          </table:table-cell>
          <table:table-cell table:style-name="ce130" table:formula="of:=+[.G52]-[.J52]" office:value-type="float" office:value="1128.52" calcext:value-type="float">
            <text:p>1,12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1"/>
          <table:table-cell table:style-name="ce110"/>
          <table:table-cell table:style-name="ce101"/>
          <table:table-cell table:style-name="ce118" table:formula="of:=[.D53]+[.E53]-[.F53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79" office:value-type="string" office:string-value="Compañias y partes Relacionadas" calcext:value-type="string">
            <text:p><text:s/>Compañias y partes Relacionadas </text:p>
          </table:table-cell>
          <table:table-cell table:style-name="ce34"/>
          <table:table-cell table:style-name="ce101"/>
          <table:table-cell table:style-name="ce110"/>
          <table:table-cell table:style-name="ce101"/>
          <table:table-cell table:style-name="ce118" table:formula="of:=[.D54]+[.E54]-[.F54]" office:value-type="float" office:value="0" calcext:value-type="float">
            <text:p>0</text:p>
          </table:table-cell>
          <table:table-cell table:style-name="ce10"/>
          <table:table-cell table:style-name="ce79" office:value-type="string" office:string-value="Compañias y partes Relacionadas" calcext:value-type="string">
            <text:p><text:s/>Compañias y partes Relacionadas </text:p>
          </table:table-cell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Telconet" calcext:value-type="string">
            <text:p><text:s/>Telconet </text:p>
          </table:table-cell>
          <table:table-cell table:style-name="ce34"/>
          <table:table-cell table:style-name="ce101" office:value-type="float" office:value="182658.72" calcext:value-type="float">
            <text:p>182,659</text:p>
          </table:table-cell>
          <table:table-cell table:style-name="ce110"/>
          <table:table-cell table:style-name="ce101"/>
          <table:table-cell table:style-name="ce118" table:formula="of:=[.D55]+[.E55]-[.F55]" office:value-type="float" office:value="182658.72" calcext:value-type="float">
            <text:p>182,659</text:p>
          </table:table-cell>
          <table:table-cell table:style-name="ce10"/>
          <table:table-cell table:style-name="ce80" office:value-type="string" office:string-value="Telconet" calcext:value-type="string">
            <text:p><text:s/>Telconet </text:p>
          </table:table-cell>
          <table:table-cell table:style-name="ce101" office:value-type="float" office:value="10852020.83" calcext:value-type="float">
            <text:p>10,852,021</text:p>
          </table:table-cell>
          <table:table-cell table:style-name="ce130" table:formula="of:=+[.G55]-[.J55]" office:value-type="float" office:value="-10669362.11" calcext:value-type="float">
            <text:p>-10,669,3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Megadatos" calcext:value-type="string">
            <text:p><text:s/>Megadatos </text:p>
          </table:table-cell>
          <table:table-cell table:style-name="ce34"/>
          <table:table-cell table:style-name="ce101" office:value-type="float" office:value="10124.74" calcext:value-type="float">
            <text:p>10,125</text:p>
          </table:table-cell>
          <table:table-cell table:style-name="ce110"/>
          <table:table-cell table:style-name="ce101"/>
          <table:table-cell table:style-name="ce118" table:formula="of:=[.D56]+[.E56]-[.F56]" office:value-type="float" office:value="10124.74" calcext:value-type="float">
            <text:p>10,125</text:p>
          </table:table-cell>
          <table:table-cell table:style-name="ce10"/>
          <table:table-cell table:style-name="ce80" office:value-type="string" office:string-value="Megadatos" calcext:value-type="string">
            <text:p><text:s/>Megadatos </text:p>
          </table:table-cell>
          <table:table-cell table:style-name="ce101" office:value-type="float" office:value="0" calcext:value-type="float">
            <text:p>0</text:p>
          </table:table-cell>
          <table:table-cell table:style-name="ce130" table:formula="of:=+[.G56]-[.J56]" office:value-type="float" office:value="10124.74" calcext:value-type="float">
            <text:p>10,12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Telconet Quito" calcext:value-type="string">
            <text:p><text:s/>Telconet Quito </text:p>
          </table:table-cell>
          <table:table-cell table:style-name="ce34"/>
          <table:table-cell table:style-name="ce101"/>
          <table:table-cell table:style-name="ce110"/>
          <table:table-cell table:style-name="ce101"/>
          <table:table-cell table:style-name="ce118" table:formula="of:=[.D57]+[.E57]-[.F57]" office:value-type="float" office:value="0" calcext:value-type="float">
            <text:p>0</text:p>
          </table:table-cell>
          <table:table-cell table:style-name="ce10"/>
          <table:table-cell table:style-name="ce80" office:value-type="string" office:string-value="Telconet Quito" calcext:value-type="string">
            <text:p><text:s/>Telconet Quito </text:p>
          </table:table-cell>
          <table:table-cell table:style-name="ce101" office:value-type="float" office:value="6685.5" calcext:value-type="float">
            <text:p>6,686</text:p>
          </table:table-cell>
          <table:table-cell table:style-name="ce130" table:formula="of:=+[.G57]-[.J57]" office:value-type="float" office:value="-6685.5" calcext:value-type="float">
            <text:p>-6,68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Megadatos Quito" calcext:value-type="string">
            <text:p><text:s/>Megadatos Quito </text:p>
          </table:table-cell>
          <table:table-cell table:style-name="ce34"/>
          <table:table-cell table:style-name="ce101" office:value-type="float" office:value="0.23" calcext:value-type="float">
            <text:p>0</text:p>
          </table:table-cell>
          <table:table-cell table:style-name="ce110"/>
          <table:table-cell table:style-name="ce101"/>
          <table:table-cell table:style-name="ce118" table:formula="of:=[.D58]+[.E58]-[.F58]" office:value-type="float" office:value="0.23" calcext:value-type="float">
            <text:p>0</text:p>
          </table:table-cell>
          <table:table-cell table:style-name="ce10"/>
          <table:table-cell table:style-name="ce80" office:value-type="string" office:string-value="Megadatos Quito" calcext:value-type="string">
            <text:p><text:s/>Megadatos Quito </text:p>
          </table:table-cell>
          <table:table-cell table:style-name="ce101" office:value-type="float" office:value="0" calcext:value-type="float">
            <text:p>0</text:p>
          </table:table-cell>
          <table:table-cell table:style-name="ce130" table:formula="of:=+[.G58]-[.J58]" office:value-type="float" office:value="0.23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1"/>
          <table:table-cell table:style-name="ce110"/>
          <table:table-cell table:style-name="ce101"/>
          <table:table-cell table:style-name="ce118"/>
          <table:table-cell table:style-name="ce10"/>
          <table:table-cell table:style-name="ce31"/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6.01" calcext:value-type="string">
            <text:p><text:s/>1.1.06.01 </text:p>
          </table:table-cell>
          <table:table-cell table:style-name="ce31" office:value-type="string" office:string-value="Anticipo Proveedores" calcext:value-type="string">
            <text:p><text:s/>Anticipo Proveedores </text:p>
          </table:table-cell>
          <table:table-cell table:style-name="ce34"/>
          <table:table-cell table:style-name="ce101" office:value-type="float" office:value="286.74" calcext:value-type="float">
            <text:p>287</text:p>
          </table:table-cell>
          <table:table-cell table:style-name="ce110"/>
          <table:table-cell table:style-name="ce101"/>
          <table:table-cell table:style-name="ce118" table:formula="of:=[.D60]+[.E60]-[.F60]" office:value-type="float" office:value="286.74" calcext:value-type="float">
            <text:p>287</text:p>
          </table:table-cell>
          <table:table-cell table:style-name="ce10" office:value-type="string" office:string-value="1.1.06.01" calcext:value-type="string">
            <text:p><text:s/>1.1.06.01 </text:p>
          </table:table-cell>
          <table:table-cell table:style-name="ce31" office:value-type="string" office:string-value="Anticipo Proveedores" calcext:value-type="string">
            <text:p><text:s/>Anticipo Proveedores </text:p>
          </table:table-cell>
          <table:table-cell table:style-name="ce101" office:value-type="float" office:value="0" calcext:value-type="float">
            <text:p>0</text:p>
          </table:table-cell>
          <table:table-cell table:style-name="ce130" table:formula="of:=+[.G60]-[.J60]" office:value-type="float" office:value="286.74" calcext:value-type="float">
            <text:p>28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03.04.01" calcext:value-type="string">
            <text:p><text:s/>1.1.03.04.01 </text:p>
          </table:table-cell>
          <table:table-cell table:style-name="ce31" office:value-type="string" office:string-value="Provisión para cuentas incobrables" calcext:value-type="string">
            <text:p><text:s/>Provisión para cuentas incobrables </text:p>
          </table:table-cell>
          <table:table-cell table:style-name="ce34"/>
          <table:table-cell table:style-name="ce101" office:value-type="float" office:value="-99777.93" calcext:value-type="float">
            <text:p>-99,778</text:p>
          </table:table-cell>
          <table:table-cell table:style-name="ce110"/>
          <table:table-cell table:style-name="ce101"/>
          <table:table-cell table:style-name="ce118" table:formula="of:=[.D61]+[.E61]-[.F61]" office:value-type="float" office:value="-99777.93" calcext:value-type="float">
            <text:p>-99,778</text:p>
          </table:table-cell>
          <table:table-cell table:style-name="ce10" office:value-type="string" office:string-value="1.1.03.04.01" calcext:value-type="string">
            <text:p><text:s/>1.1.03.04.01 </text:p>
          </table:table-cell>
          <table:table-cell table:style-name="ce31" office:value-type="string" office:string-value="Provisión para cuentas incobrables" calcext:value-type="string">
            <text:p><text:s/>Provisión para cuentas incobrables </text:p>
          </table:table-cell>
          <table:table-cell table:style-name="ce101" office:value-type="float" office:value="-46413.87" calcext:value-type="float">
            <text:p>-46,414</text:p>
          </table:table-cell>
          <table:table-cell table:style-name="ce130" table:formula="of:=+[.G61]-[.J61]" office:value-type="float" office:value="-53364.06" calcext:value-type="float">
            <text:p>-53,36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1"/>
          <table:table-cell table:style-name="ce110"/>
          <table:table-cell table:style-name="ce101"/>
          <table:table-cell table:style-name="ce118"/>
          <table:table-cell table:style-name="ce10"/>
          <table:table-cell table:style-name="ce31"/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2" table:formula="of:=SUM([.D9:.D62])" office:value-type="float" office:value="298397.51" calcext:value-type="float">
            <text:p>298,398</text:p>
          </table:table-cell>
          <table:table-cell table:style-name="ce102" table:formula="of:=SUM([.E9:.E62])" office:value-type="float" office:value="0" calcext:value-type="float">
            <text:p>0</text:p>
          </table:table-cell>
          <table:table-cell table:style-name="ce102" table:formula="of:=SUM([.F9:.F62])" office:value-type="float" office:value="0" calcext:value-type="float">
            <text:p>0</text:p>
          </table:table-cell>
          <table:table-cell table:style-name="ce102" table:formula="of:=SUM([.G9:.G62])" office:value-type="float" office:value="298397.51" calcext:value-type="float">
            <text:p>298,398</text:p>
          </table:table-cell>
          <table:table-cell table:style-name="ce41" table:number-columns-repeated="2"/>
          <table:table-cell table:style-name="ce102" table:formula="of:=SUM([.J9:.J62])" office:value-type="float" office:value="10992404.81" calcext:value-type="float">
            <text:p>10,992,405</text:p>
          </table:table-cell>
          <table:table-cell table:style-name="ce131" table:formula="of:=SUM([.K9:.K62])" office:value-type="float" office:value="-10694007.3" calcext:value-type="float">
            <text:p>-10,694,00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105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Clientes Locales</text:p>
          </table:table-cell>
          <table:table-cell table:style-name="ce57"/>
          <table:table-cell table:style-name="ce106" table:formula="of:=SUM([.G10:.G49])" office:value-type="float" office:value="150963.96" calcext:value-type="float">
            <text:p>150,964</text:p>
          </table:table-cell>
          <table:table-cell table:style-name="ce106" table:formula="of:=SUM([.J10:.J49])" office:value-type="float" office:value="140832.07" calcext:value-type="float">
            <text:p>140,832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Partes Relacionadas</text:p>
          </table:table-cell>
          <table:table-cell table:style-name="ce57"/>
          <table:table-cell table:style-name="ce106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Telconet S.A.</text:p>
          </table:table-cell>
          <table:table-cell table:style-name="ce57"/>
          <table:table-cell table:style-name="ce106" table:formula="of:=SUM([.G54:.G59])" office:value-type="float" office:value="192783.69" calcext:value-type="float">
            <text:p>192,784</text:p>
          </table:table-cell>
          <table:table-cell table:style-name="ce106" table:formula="of:=SUM([.J54:.J59])" office:value-type="float" office:value="10858706.33" calcext:value-type="float">
            <text:p>10,858,706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/>
          <table:table-cell table:style-name="ce57"/>
          <table:table-cell table:style-name="ce106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Inerconexiones</text:p>
          </table:table-cell>
          <table:table-cell table:style-name="ce57"/>
          <table:table-cell table:style-name="ce106" table:formula="of:=SUM([.G50:.G53])" office:value-type="float" office:value="54141.05" calcext:value-type="float">
            <text:p>54,141</text:p>
          </table:table-cell>
          <table:table-cell table:style-name="ce106" table:formula="of:=SUM([.J50:.J53])" office:value-type="float" office:value="39280.28" calcext:value-type="float">
            <text:p>39,28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Anticipo Proveedores</text:p>
          </table:table-cell>
          <table:table-cell table:style-name="ce57"/>
          <table:table-cell table:style-name="ce106" table:formula="of:=[.G60]" office:value-type="float" office:value="286.74" calcext:value-type="float">
            <text:p>287</text:p>
          </table:table-cell>
          <table:table-cell table:style-name="ce106" table:formula="of:=[.J60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Provisión para cuentas Incobrables</text:p>
          </table:table-cell>
          <table:table-cell table:style-name="ce57"/>
          <table:table-cell table:style-name="ce106" table:formula="of:=[.G61]" office:value-type="float" office:value="-99777.93" calcext:value-type="float">
            <text:p>-99,778</text:p>
          </table:table-cell>
          <table:table-cell table:style-name="ce106" table:formula="of:=[.J61]" office:value-type="float" office:value="-46413.87" calcext:value-type="float">
            <text:p>-46,41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07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2" table:formula="of:=+SUM([.D68:.D74])" office:value-type="float" office:value="298397.51" calcext:value-type="float">
            <text:p>298,398</text:p>
          </table:table-cell>
          <table:table-cell table:style-name="ce102" table:formula="of:=+SUM([.E68:.E74])" office:value-type="float" office:value="10992404.81" calcext:value-type="float">
            <text:p>10,992,405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style:text-properties fo:color="#ff0000"/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style:text-properties fo:color="#ff0000"/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7">
      <number:day number:style="long"/>
      <number:text>-</number:text>
      <number:month number:textual="true"/>
      <number:text>-</number:text>
      <number:year number:style="long"/>
    </number:date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"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0P0" style:volatile="true">
      <number:text>-</number:text>
      <number:number number:decimal-places="2" loext:min-decimal-places="2" number:min-integer-digits="1" number:grouping="true"/>
    </number:number-style>
    <number:number-style style:name="N180">
      <number:number number:decimal-places="2" loext:min-decimal-places="2" number:min-integer-digits="1" number:grouping="true"/>
      <number:text> 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1" loext:min-decimal-places="1" number:min-integer-digits="1" number:grouping="true"/>
    </number:number-style>
    <number:number-style style:name="N183P0" style:volatile="true">
      <number:text>$</number:text>
      <number:number number:decimal-places="0" loext:min-decimal-places="0" number:min-integer-digits="1" number:grouping="true"/>
    </number:number-style>
    <number:number-style style:name="N183">
      <number:text>-$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4P0" style:volatile="true">
      <number:text>$</number:text>
      <number:number number:decimal-places="0" loext:min-decimal-places="0" number:min-integer-digits="1" number:grouping="true"/>
    </number:number-style>
    <number:number-style style:name="N18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</number:number-style>
    <number:number-style style:name="N185">
      <number:text>-$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text>$</number:text>
      <number:number number:decimal-places="2" loext:min-decimal-places="2" number:min-integer-digits="1" number:grouping="true"/>
    </number:number-style>
    <number:number-style style:name="N18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">
      <number:text>-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2" style:volatile="true">
      <loext:text> $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 number:decimal-places="1"/>
    </number:time-style>
    <number:date-style style:name="N196">
      <number:day number:style="long"/>
      <number:text>-</number:text>
      <number:month number:textual="true"/>
      <number:text>-</number:text>
      <number:year number:style="long"/>
    </number:date-style>
    <number:time-style style:name="N19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">
      <number:text>-</number:text>
      <number:number number:decimal-places="2" loext:min-decimal-places="2" number:min-integer-digits="1" number:grouping="true"/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99P0"/>
    </number:number-style>
    <number:number-style style:name="N200P0" style:volatile="true">
      <number:number number:decimal-places="9" loext:min-decimal-places="9" number:min-integer-digits="1" number:grouping="true"/>
      <number:text> </number:text>
    </number:number-style>
    <number:number-style style:name="N200">
      <number:text>-</number:text>
      <number:number number:decimal-places="9" loext:min-decimal-places="9" number:min-integer-digits="1" number:grouping="true"/>
      <number:text> </number:text>
      <style:map style:condition="value()&gt;=0" style:apply-style-name="N200P0"/>
    </number:number-style>
    <number:number-style style:name="N201P0" style:volatile="true">
      <number:number number:decimal-places="1" loext:min-decimal-places="1" number:min-integer-digits="1" number:grouping="true"/>
      <number:text> </number:text>
    </number:number-style>
    <number:number-style style:name="N201">
      <number:text>-</number:text>
      <number:number number:decimal-places="1" loext:min-decimal-places="1" number:min-integer-digits="1" number:grouping="true"/>
      <number:text> </number:text>
      <style:map style:condition="value()&gt;=0" style:apply-style-name="N201P0"/>
    </number:number-style>
    <number:number-style style:name="N202P0" style:volatile="true">
      <number:number number:decimal-places="15" loext:min-decimal-places="15" number:min-integer-digits="1" number:grouping="true"/>
      <number:text> </number:text>
    </number:number-style>
    <number:number-style style:name="N202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0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5:49:51.7645173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3T15:52:43.023287531</dc:date>
    <meta:editing-cycles>8</meta:editing-cycles>
    <meta:editing-duration>PT1H2M18S</meta:editing-duration>
    <meta:document-statistic meta:table-count="1" meta:cell-count="437" meta:object-count="0"/>
  </office:meta>
</office:document-meta>
</file>